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f7b8a" officeooo:paragraph-rsid="000f7b8a"/>
    </style:style>
    <style:style style:name="P2" style:family="paragraph" style:parent-style-name="Text_20_body">
      <style:text-properties officeooo:rsid="00108802" officeooo:paragraph-rsid="00108802"/>
    </style:style>
    <style:style style:name="P3" style:family="paragraph" style:parent-style-name="Text_20_body">
      <style:text-properties officeooo:rsid="00117399" officeooo:paragraph-rsid="00117399"/>
    </style:style>
    <style:style style:name="P4" style:family="paragraph" style:parent-style-name="Text_20_body">
      <style:text-properties officeooo:rsid="001210b8" officeooo:paragraph-rsid="001210b8"/>
    </style:style>
    <style:style style:name="P5" style:family="paragraph" style:parent-style-name="Text_20_body">
      <style:text-properties officeooo:rsid="0012fbf4" officeooo:paragraph-rsid="0012fbf4"/>
    </style:style>
    <style:style style:name="P6" style:family="paragraph" style:parent-style-name="Text_20_body">
      <style:text-properties officeooo:rsid="0013502f" officeooo:paragraph-rsid="0013502f"/>
    </style:style>
    <style:style style:name="P7" style:family="paragraph" style:parent-style-name="Text_20_body">
      <style:text-properties officeooo:paragraph-rsid="001636ac"/>
    </style:style>
    <style:style style:name="P8" style:family="paragraph" style:parent-style-name="Text_20_body">
      <style:text-properties officeooo:rsid="001849ee" officeooo:paragraph-rsid="001849ee"/>
    </style:style>
    <style:style style:name="P9" style:family="paragraph" style:parent-style-name="Text_20_body">
      <style:text-properties officeooo:rsid="001d02f5" officeooo:paragraph-rsid="001d02f5"/>
    </style:style>
    <style:style style:name="P10" style:family="paragraph" style:parent-style-name="Preformatted_20_Text">
      <style:text-properties officeooo:paragraph-rsid="00108802"/>
    </style:style>
    <style:style style:name="P11" style:family="paragraph" style:parent-style-name="Preformatted_20_Text">
      <style:text-properties officeooo:paragraph-rsid="00113f18"/>
    </style:style>
    <style:style style:name="P12" style:family="paragraph" style:parent-style-name="Preformatted_20_Text">
      <style:text-properties officeooo:rsid="00117399" officeooo:paragraph-rsid="00117399"/>
    </style:style>
    <style:style style:name="P13" style:family="paragraph" style:parent-style-name="Preformatted_20_Text">
      <style:text-properties officeooo:rsid="0012fbf4" officeooo:paragraph-rsid="0012fbf4"/>
    </style:style>
    <style:style style:name="P14" style:family="paragraph" style:parent-style-name="Preformatted_20_Text">
      <style:text-properties officeooo:rsid="0012fbf4" officeooo:paragraph-rsid="0014dafb"/>
    </style:style>
    <style:style style:name="P15" style:family="paragraph" style:parent-style-name="Preformatted_20_Text">
      <style:text-properties officeooo:paragraph-rsid="0012fbf4"/>
    </style:style>
    <style:style style:name="P16" style:family="paragraph" style:parent-style-name="Preformatted_20_Text">
      <style:text-properties officeooo:paragraph-rsid="0013502f"/>
    </style:style>
    <style:style style:name="P17" style:family="paragraph" style:parent-style-name="Preformatted_20_Text">
      <style:text-properties officeooo:rsid="0013502f" officeooo:paragraph-rsid="0013502f"/>
    </style:style>
    <style:style style:name="P18" style:family="paragraph" style:parent-style-name="Preformatted_20_Text">
      <style:text-properties officeooo:paragraph-rsid="0014dafb"/>
    </style:style>
    <style:style style:name="P19" style:family="paragraph" style:parent-style-name="Preformatted_20_Text">
      <style:text-properties officeooo:rsid="0014dafb" officeooo:paragraph-rsid="0014dafb"/>
    </style:style>
    <style:style style:name="P20" style:family="paragraph" style:parent-style-name="Preformatted_20_Text">
      <style:text-properties officeooo:rsid="00172863" officeooo:paragraph-rsid="00172863"/>
    </style:style>
    <style:style style:name="P21" style:family="paragraph" style:parent-style-name="Preformatted_20_Text">
      <style:text-properties officeooo:rsid="001849ee" officeooo:paragraph-rsid="001849ee"/>
    </style:style>
    <style:style style:name="P22" style:family="paragraph" style:parent-style-name="Preformatted_20_Text">
      <style:text-properties officeooo:paragraph-rsid="001849ee"/>
    </style:style>
    <style:style style:name="P23" style:family="paragraph" style:parent-style-name="Preformatted_20_Text">
      <style:text-properties officeooo:rsid="0019165d" officeooo:paragraph-rsid="0019165d"/>
    </style:style>
    <style:style style:name="P24" style:family="paragraph" style:parent-style-name="Preformatted_20_Text">
      <style:text-properties officeooo:paragraph-rsid="001bbfdf"/>
    </style:style>
    <style:style style:name="P25" style:family="paragraph" style:parent-style-name="Preformatted_20_Text">
      <style:text-properties officeooo:rsid="001cf283" officeooo:paragraph-rsid="001cf283"/>
    </style:style>
    <style:style style:name="T1" style:family="text">
      <style:text-properties officeooo:rsid="000f7b8a"/>
    </style:style>
    <style:style style:name="T2" style:family="text">
      <style:text-properties officeooo:rsid="00107d17"/>
    </style:style>
    <style:style style:name="T3" style:family="text">
      <style:text-properties officeooo:rsid="00108802"/>
    </style:style>
    <style:style style:name="T4" style:family="text">
      <style:text-properties officeooo:rsid="00113f18"/>
    </style:style>
    <style:style style:name="T5" style:family="text">
      <style:text-properties officeooo:rsid="00117399"/>
    </style:style>
    <style:style style:name="T6" style:family="text">
      <style:text-properties officeooo:rsid="0012fbf4"/>
    </style:style>
    <style:style style:name="T7" style:family="text">
      <style:text-properties officeooo:rsid="0013502f"/>
    </style:style>
    <style:style style:name="T8" style:family="text">
      <style:text-properties officeooo:rsid="0014dafb"/>
    </style:style>
    <style:style style:name="T9" style:family="text">
      <style:text-properties officeooo:rsid="001636ac"/>
    </style:style>
    <style:style style:name="T10" style:family="text">
      <style:text-properties officeooo:rsid="00172863"/>
    </style:style>
    <style:style style:name="T11" style:family="text">
      <style:text-properties officeooo:rsid="001849ee"/>
    </style:style>
    <style:style style:name="T12" style:family="text">
      <style:text-properties officeooo:rsid="0019165d"/>
    </style:style>
    <style:style style:name="T13" style:family="text">
      <style:text-properties officeooo:rsid="001a8dac"/>
    </style:style>
    <style:style style:name="T14" style:family="text">
      <style:text-properties officeooo:rsid="001cf283"/>
    </style:style>
    <style:style style:name="T15" style:family="text">
      <style:text-properties officeooo:rsid="001d02f5"/>
    </style:style>
    <style:style style:name="T16" style:family="text">
      <style:text-properties officeooo:rsid="001d38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grammation Objet en C</text:p>
      <text:p text:style-name="Text_20_body">Prérequis : connaître les base de la programmation C, savoir programmer selon la paradigme Objet.</text:p>
      <text:h text:style-name="Heading_20_1" text:outline-level="1">Préambule</text:h>
      <text:p text:style-name="Text_20_body">Cette approche suit à la fois des concepts et approches utilisés dans les langages Java et Python (Objet). Nous considérerons donc une classe par fichier, dont le fichier porte le nom de la classe en minuscule, la classe commence par une majuscule. Le langage étant le C, nous séparerons toute Classe en 2 fichiers, celui des « header » (.h) et <text:s/>celui du code (.c).</text:p>
      <text:h text:style-name="Heading_20_1" text:outline-level="1">Déclaration d’une classe</text:h>
      <text:p text:style-name="Text_20_body">La déclaration d’une classe se fait au travers un « header » et se compose au minimum d’un <text:span text:style-name="T1">type</text:span> structure au sens C du terme pour les attributs et de 2 fonctions, un constructeur et un destructeur.</text:p>
      <text:h text:style-name="Heading_20_2" text:outline-level="2">Att<text:span text:style-name="T1">r</text:span>ibuts</text:h>
      <text:p text:style-name="P1">La déclaration des attributs de la classe s’effectue au travers d’un type structure de la manière suivante pour le classe nommée « Class » :</text:p>
      <text:p text:style-name="Preformatted_20_Text">/**</text:p>
      <text:p text:style-name="Preformatted_20_Text"><text:s/>* \typedef <text:span text:style-name="T9">Class</text:span></text:p>
      <text:p text:style-name="Preformatted_20_Text"><text:s/>* \author … </text:p>
      <text:p text:style-name="Preformatted_20_Text"><text:s/>* \brief <text:span text:style-name="T9">brief description of Class… </text:span></text:p>
      <text:p text:style-name="Preformatted_20_Text"><text:s/>*/</text:p>
      <text:p text:style-name="Preformatted_20_Text">typedef struct struct_<text:span text:style-name="T1">class</text:span>{</text:p>
      <text:p text:style-name="Preformatted_20_Text"><text:s text:c="2"/><text:span text:style-name="T1">type1</text:span> <text:span text:style-name="T1">att1</text:span>; <text:s text:c="4"/>/*!&lt; <text:span text:style-name="T1">comment on attribut 1</text:span> */</text:p>
      <text:p text:style-name="Preformatted_20_Text"><text:s text:c="2"/><text:span text:style-name="T1">type2</text:span> <text:span text:style-name="T1">att2</text:span>; <text:s text:c="4"/>/*!&lt; <text:span text:style-name="T1">comment on attribut 2</text:span> */</text:p>
      <text:p text:style-name="Preformatted_20_Text"><text:s text:c="2"/>...</text:p>
      <text:p text:style-name="Preformatted_20_Text"><text:s text:c="2"/><text:span text:style-name="T1">typeN</text:span> <text:span text:style-name="T1">attN</text:span>; <text:s text:c="4"/>/*!&lt; <text:span text:style-name="T1">comment on attribut N</text:span> */</text:p>
      <text:p text:style-name="Preformatted_20_Text">}<text:span text:style-name="T1">class</text:span>, *<text:span text:style-name="T1">Class</text:span>;</text:p>
      <text:p text:style-name="Preformatted_20_Text"/>
      <text:p text:style-name="P5">Notons que le nom de la classe commence par une majuscule et que le nom des attributs commence par une minuscule.</text:p>
      <text:h text:style-name="Heading_20_2" text:outline-level="2">Constructeur et destructeur</text:h>
      <text:p text:style-name="P1"><text:span text:style-name="T2">Le constructeur consiste simplement en une fonction qui alloue une structure d’attributs. </text:span>Le C ne possédant pas nativement de « garbade colector », <text:span text:style-name="T2">un destructeur doit être défini et explicitement appelé dans le code afin d’éviter les fuite mémoire.</text:span></text:p>
      <text:p text:style-name="Preformatted_20_Text">/**</text:p>
      <text:p text:style-name="Preformatted_20_Text"><text:s/>* \fn new_<text:span text:style-name="T13">Class</text:span>()</text:p>
      <text:p text:style-name="P24"><text:s/>* \return A new reference on allocated <text:span text:style-name="T1">class</text:span> structure </text:p>
      <text:p text:style-name="P24"><text:span text:style-name="T1"><text:s/>* <text:s text:c="8"/>(an instance of Class)</text:span></text:p>
      <text:p text:style-name="Preformatted_20_Text"><text:s/>* \brief Create a new <text:span text:style-name="T1">Class</text:span> reference </text:p>
      <text:p text:style-name="Preformatted_20_Text"><text:s/>*/</text:p>
      <text:p text:style-name="Preformatted_20_Text">C<text:span text:style-name="T1">lass</text:span> new_<text:span text:style-name="T13">Class</text:span>(){</text:p>
      <text:p text:style-name="P24"><text:s text:c="2"/>return (<text:span text:style-name="T3">Class</text:span>)malloc(sizeof(<text:span text:style-name="T3">class</text:span>)); </text:p>
      <text:p text:style-name="P24"><text:s text:c="2"/>// <text:span text:style-name="T7">(slower) use </text:span><text:span text:style-name="Source_20_Text">calloc(…)</text:span> <text:span text:style-name="T3">to </text:span>zero-initializes <text:span text:style-name="T3">the structure</text:span></text:p>
      <text:p text:style-name="Preformatted_20_Text">}</text:p>
      <text:p text:style-name="Preformatted_20_Text"/>
      <text:p text:style-name="Preformatted_20_Text">/**</text:p>
      <text:p text:style-name="Preformatted_20_Text"><text:s/>* \fn free_<text:span text:style-name="T13">Class</text:span>(<text:span text:style-name="T1">Class</text:span> <text:span text:style-name="T1">c</text:span>)</text:p>
      <text:p text:style-name="Preformatted_20_Text"><text:s/>* \param <text:span text:style-name="T6">c</text:span> A reference on a c<text:span text:style-name="T1">lass</text:span> structure</text:p>
      <text:p text:style-name="Preformatted_20_Text"><text:s/>* \brief Free an allocated C<text:span text:style-name="T1">lass</text:span> reference </text:p>
      <text:p text:style-name="Preformatted_20_Text"><text:s/>*/</text:p>
      <text:p text:style-name="P10"><text:soft-page-break/>void free_<text:span text:style-name="T13">Class</text:span>(<text:span text:style-name="T1">Class</text:span> <text:span text:style-name="T1">c</text:span>){</text:p>
      <text:p text:style-name="P10"><text:s text:c="2"/>… //<text:span text:style-name="T7">clean the attributs </text:span></text:p>
      <text:p text:style-name="Preformatted_20_Text"><text:s text:c="2"/>free(<text:span text:style-name="T3">c</text:span>);</text:p>
      <text:p text:style-name="P10">}</text:p>
      <text:p text:style-name="P10"/>
      <text:h text:style-name="Heading_20_2" text:outline-level="2">Méthodes</text:h>
      <text:p text:style-name="P2">Les méthodes d’instance sont des fonctions qui prenne en premier paramètre est l’instance. De manière <text:s/>similaire à la déclaration d’une méthode d’instance en Python. Cependant, le C n’étant pas nativement Objet, la déclaration de l’argument se fera de manière explicite.<text:tab/></text:p>
      <text:p text:style-name="Preformatted_20_Text">/**</text:p>
      <text:p text:style-name="Preformatted_20_Text"><text:s/>* \fn <text:span text:style-name="T4">type</text:span> <text:span text:style-name="T4">method</text:span>(C<text:span text:style-name="T4">lass</text:span> <text:span text:style-name="T4">c</text:span>, <text:span text:style-name="T4">type1 param1</text:span>, <text:span text:style-name="T4">type2 param2 … typeN paramN</text:span>);</text:p>
      <text:p text:style-name="Preformatted_20_Text"><text:s/>* \brief <text:span text:style-name="T4">Do something</text:span></text:p>
      <text:p text:style-name="Preformatted_20_Text"><text:s/>*</text:p>
      <text:p text:style-name="Preformatted_20_Text"><text:s/>* \param <text:span text:style-name="T4">c</text:span> is the structure of the parameters for the operator </text:p>
      <text:p text:style-name="Preformatted_20_Text"><text:s/>* <text:s text:c="7"/><text:span text:style-name="T4">(an instance of Class)</text:span></text:p>
      <text:p text:style-name="Preformatted_20_Text"><text:s/>* \param <text:span text:style-name="T4">param1</text:span> … </text:p>
      <text:p text:style-name="Preformatted_20_Text"><text:s/>* \param <text:span text:style-name="T4">paramé</text:span> …</text:p>
      <text:p text:style-name="Preformatted_20_Text"><text:s/>* … </text:p>
      <text:p text:style-name="Preformatted_20_Text"><text:s/>* \param <text:span text:style-name="T4">paramn</text:span> … </text:p>
      <text:p text:style-name="Preformatted_20_Text"><text:s/>* <text:span text:style-name="T4">\return … </text:span></text:p>
      <text:p text:style-name="Preformatted_20_Text"><text:s/>*/</text:p>
      <text:p text:style-name="P11"><text:span text:style-name="T5">type</text:span> <text:span text:style-name="T4">method</text:span>(C<text:span text:style-name="T4">lass c, type1 param1, type2 param2 … typeN paramN);</text:span></text:p>
      <text:p text:style-name="P11"/>
      <text:p text:style-name="P4">Les méthodes de classe sont simplement des méthodes déclarées dans les fichiers (.h et .c) de la classe, mais qui ne prennent pas d’instance en premier paramètre.</text:p>
      <text:h text:style-name="Heading_20_2" text:outline-level="2">Héritage et autre Polymorphisme</text:h>
      <text:p text:style-name="P6">Le C n’étant pas un langage objet, nous oublierons ces <text:span text:style-name="T10">concepts au sens objet du terme. L’héritage se traduira par l’intégration d’un attribut de la classe mère dans les classes filles et la ré-écriture de toutes les méthodes de la classe mère dans la classe fille. Quant au polymorphisme, il nécessite le changement de nom à chaque nouvelle méthode.</text:span></text:p>
      <text:h text:style-name="Heading_20_2" text:outline-level="2">Espace de nommage</text:h>
      <text:p text:style-name="P8">Une notion d’espace de nommage peut être utilisé en préfixant les noms des méthodes par le nom de leur classe, le nom d’une classe par le nom de son package… Il faut cependant faire attention à ce que ceci ne devienne pas trop lourd car les appelles se feront toujours de manière explicite :</text:p>
      <text:p text:style-name="Preformatted_20_Text">package_Class_method(...)</text:p>
      <text:h text:style-name="Heading_20_2" text:outline-level="2">utilisation</text:h>
      <text:p text:style-name="P3">Exemple abstrait d’utilisation :</text:p>
      <text:p text:style-name="Preformatted_20_Text">Class c <text:span text:style-name="T5">= new_Class();</text:span></text:p>
      <text:p text:style-name="P12">c-&gt;param1 = …;</text:p>
      <text:p text:style-name="P12">c-&gt;param2 = …;</text:p>
      <text:p text:style-name="P12">… </text:p>
      <text:p text:style-name="P12">c-&gt;paramN = …;</text:p>
      <text:p text:style-name="P12">type res = method(c, … );</text:p>
      <text:p text:style-name="P12">free_<text:span text:style-name="T13">C</text:span>lass(c);</text:p>
      <text:p text:style-name="Text_20_body"/>
      <text:p text:style-name="P3">Il est tout a fait possible de définir des accesseurs et mutateurs, mais il n’est pas possible de rendre les attributs privé ou protégé. Dans ce cas l’approche Python peut être utilisée, elle consiste à préfixer le nom d’un attribut par 2 « _ » pour signifier au développeur que cet attribut est privé et qu’il ne doit pas être modifié (ex : __atti).</text:p>
      <text:h text:style-name="Heading_20_1" text:outline-level="1"><text:soft-page-break/>Exemple</text:h>
      <text:p text:style-name="P5">Prenons l’exemple classique de la classe Personne :</text:p>
      <text:p text:style-name="P7"><text:span text:style-name="T6">Fichier « person.h » :</text:span></text:p>
      <text:p text:style-name="Preformatted_20_Text">#ifndef <text:span text:style-name="T9">PERSON</text:span>_H</text:p>
      <text:p text:style-name="Preformatted_20_Text">#define <text:span text:style-name="T9">PERSON</text:span>_H</text:p>
      <text:p text:style-name="Preformatted_20_Text"/>
      <text:p text:style-name="Preformatted_20_Text">// <text:span text:style-name="T14">all includes</text:span></text:p>
      <text:p text:style-name="P25">#include … </text:p>
      <text:p text:style-name="Preformatted_20_Text"/>
      <text:p text:style-name="Preformatted_20_Text">/**</text:p>
      <text:p text:style-name="Preformatted_20_Text"><text:s/>* \typedef <text:span text:style-name="T9">Person</text:span></text:p>
      <text:p text:style-name="Preformatted_20_Text"><text:s/>*</text:p>
      <text:p text:style-name="Preformatted_20_Text"><text:s/>* \author Flavien Vernier (LISTIC)</text:p>
      <text:p text:style-name="Preformatted_20_Text"><text:s/>*</text:p>
      <text:p text:style-name="Preformatted_20_Text"><text:s/>* \brief <text:span text:style-name="T9">Class Person… </text:span></text:p>
      <text:p text:style-name="Preformatted_20_Text"><text:s/>*/</text:p>
      <text:p text:style-name="Preformatted_20_Text">typedef struct struct_<text:span text:style-name="T6">person</text:span>{</text:p>
      <text:p text:style-name="P15"><text:s text:c="2"/><text:span text:style-name="T6">char*</text:span> <text:span text:style-name="T6">firstName</text:span>; <text:s text:c="3"/>/*!&lt; <text:s/><text:span text:style-name="T6">first name of the person</text:span>*/</text:p>
      <text:p text:style-name="P15"><text:s text:c="2"/><text:span text:style-name="T6">char*</text:span> <text:span text:style-name="T6">lastName</text:span>; <text:s text:c="4"/>/*!&lt; <text:span text:style-name="T6">last name of the person</text:span>*/</text:p>
      <text:p text:style-name="P15"><text:s text:c="2"/><text:span text:style-name="T6">Date birthDate; <text:s text:c="4"/>/*!&lt; birth date of the person*/</text:span></text:p>
      <text:p text:style-name="P13">}person, *Person;</text:p>
      <text:p text:style-name="P13"/>
      <text:p text:style-name="P15">/**</text:p>
      <text:p text:style-name="P15"><text:s/>* \fn new_<text:span text:style-name="T7">empty</text:span>_<text:span text:style-name="T6">person</text:span>()</text:p>
      <text:p text:style-name="P15"><text:s/>*</text:p>
      <text:p text:style-name="P15"><text:s/>* \return A new <text:span text:style-name="T1">an instance of Person</text:span></text:p>
      <text:p text:style-name="P15"><text:s/>*</text:p>
      <text:p text:style-name="P15"><text:s/>* \brief Create a new <text:span text:style-name="T6">Person</text:span> </text:p>
      <text:p text:style-name="P15"><text:s/>*/</text:p>
      <text:p text:style-name="P15"><text:span text:style-name="T6">Person</text:span> new_<text:span text:style-name="T7">empty_person</text:span>(){</text:p>
      <text:p text:style-name="P15"><text:s text:c="2"/>return (<text:span text:style-name="T6">Person</text:span>)<text:span text:style-name="T6">c</text:span>alloc(sizeof(<text:span text:style-name="T6">person</text:span>));</text:p>
      <text:p text:style-name="P15">}</text:p>
      <text:p text:style-name="P15"/>
      <text:p text:style-name="P15">/**</text:p>
      <text:p text:style-name="P15"><text:s/>* \fn new_<text:span text:style-name="T13">Person</text:span>()</text:p>
      <text:p text:style-name="P15"><text:s/>* \return A new <text:span text:style-name="T1">an instance of Person</text:span></text:p>
      <text:p text:style-name="P15"><text:s/>* \brief Create a new <text:span text:style-name="T6">Person</text:span> </text:p>
      <text:p text:style-name="P15"><text:s/>*/</text:p>
      <text:p text:style-name="P15"><text:span text:style-name="T6">Person</text:span> new_<text:span text:style-name="T13">Person</text:span>(<text:span text:style-name="T7">char* firstname, char* lastname, Date birthdate</text:span>){</text:p>
      <text:p text:style-name="P15"><text:s text:c="2"/>P<text:span text:style-name="T7">erson p = </text:span>(<text:span text:style-name="T6">Person</text:span>)<text:span text:style-name="T6">c</text:span>alloc(sizeof(<text:span text:style-name="T6">person</text:span>));</text:p>
      <text:p text:style-name="P15"><text:s text:c="2"/><text:span text:style-name="T7">p-&gt;firstname = strdup(firstname);</text:span></text:p>
      <text:p text:style-name="P15"><text:s text:c="2"/><text:span text:style-name="T7">p-&gt;lastname <text:s/>= strdup(lastname);</text:span></text:p>
      <text:p text:style-name="P17"><text:s text:c="2"/>p-&gt;birthdate = birthdate;</text:p>
      <text:p text:style-name="P15"><text:s text:c="2"/><text:span text:style-name="T7">return p;</text:span></text:p>
      <text:p text:style-name="P15">}</text:p>
      <text:p text:style-name="P15"/>
      <text:p text:style-name="P15">/**</text:p>
      <text:p text:style-name="P15"><text:s/>* \fn free_<text:span text:style-name="T13">Person</text:span>(<text:span text:style-name="T6">Person</text:span> <text:span text:style-name="T6">p</text:span>)</text:p>
      <text:p text:style-name="P15"><text:s/>*</text:p>
      <text:p text:style-name="P15"><text:s/>* \param p A <text:span text:style-name="T6">instance of Person</text:span></text:p>
      <text:p text:style-name="P15"><text:s/>*</text:p>
      <text:p text:style-name="P15"><text:s/>* \brief <text:span text:style-name="T6">Delete the instance p</text:span> </text:p>
      <text:p text:style-name="P15"><text:s/>*/</text:p>
      <text:p text:style-name="P15">void free_<text:span text:style-name="T13">Person</text:span>(<text:span text:style-name="T6">Person</text:span> <text:span text:style-name="T6">p</text:span>){</text:p>
      <text:p text:style-name="P15"><text:s text:c="2"/><text:span text:style-name="T7">if(p-&gt;firstName != NULL){</text:span></text:p>
      <text:p text:style-name="P16"><text:s text:c="4"/><text:span text:style-name="T7">free(p→firstName);</text:span></text:p>
      <text:p text:style-name="P17"><text:s text:c="2"/>}</text:p>
      <text:p text:style-name="P16"><text:s text:c="2"/><text:span text:style-name="T7">if(p-&gt;lastName != NULL){</text:span></text:p>
      <text:p text:style-name="P16"><text:s text:c="4"/><text:span text:style-name="T7">free(p-&gt;lastName);</text:span></text:p>
      <text:p text:style-name="P16"><text:s text:c="2"/><text:span text:style-name="T7">}</text:span></text:p>
      <text:p text:style-name="P16"><text:s text:c="2"/><text:span text:style-name="T7">if(p-&gt;birthDate != NULL){</text:span></text:p>
      <text:p text:style-name="P16"><text:s text:c="4"/><text:span text:style-name="T7">free_date(p-&gt;birthDate);</text:span></text:p>
      <text:p text:style-name="P15"><text:s text:c="2"/>free(<text:span text:style-name="T6">p</text:span>);</text:p>
      <text:p text:style-name="P13">}</text:p>
      <text:p text:style-name="P13"/>
      <text:p text:style-name="P18">/**</text:p>
      <text:p text:style-name="P18"><text:s/>* \fn <text:span text:style-name="T8">int</text:span> <text:span text:style-name="T12">Person_getAge</text:span>(<text:span text:style-name="T8">Person</text:span> <text:span text:style-name="T8">p</text:span>);</text:p>
      <text:p text:style-name="P18"><text:s/>* \brief <text:span text:style-name="T8">Compute the age of a person</text:span></text:p>
      <text:p text:style-name="P18"><text:s/>*</text:p>
      <text:p text:style-name="P18"><text:s/>* \param <text:span text:style-name="T8">p an instance of Person</text:span></text:p>
      <text:p text:style-name="P18"><text:s/>* </text:p>
      <text:p text:style-name="P18"><text:soft-page-break/><text:s/>* <text:span text:style-name="T4">\return the age of the person </text:span></text:p>
      <text:p text:style-name="P14"><text:s/>*/</text:p>
      <text:p text:style-name="P19">int <text:span text:style-name="T12">Person_</text:span>getAge(Person p);</text:p>
      <text:p text:style-name="P19"/>
      <text:p text:style-name="P19">/**</text:p>
      <text:p text:style-name="P19"><text:s/>* … </text:p>
      <text:p text:style-name="P19"><text:s/>*/</text:p>
      <text:p text:style-name="P23">char* Person_toString(Person p);</text:p>
      <text:p text:style-name="P19"/>
      <text:p text:style-name="P19">#endif /* <text:span text:style-name="T9">PERSON</text:span>_H */</text:p>
      <text:p text:style-name="P19"/>
      <text:p text:style-name="Text_20_body"/>
      <text:p text:style-name="Text_20_body">Fichier « <text:span text:style-name="T10">person.c » :</text:span></text:p>
      <text:p text:style-name="Preformatted_20_Text">#include "<text:span text:style-name="T14">person</text:span>.h"</text:p>
      <text:p text:style-name="Preformatted_20_Text"/>
      <text:p text:style-name="P20">int <text:span text:style-name="T12">Person_getAge(Person p)</text:span>{</text:p>
      <text:p text:style-name="P20"><text:s text:c="2"/><text:span text:style-name="T11">diffInYear(getCurentDate(), p-&gt;bithDate);</text:span></text:p>
      <text:p text:style-name="P20">}</text:p>
      <text:p text:style-name="P20"/>
      <text:p text:style-name="P25"><text:span text:style-name="T15">char*</text:span> Person_toString(Person p){</text:p>
      <text:p text:style-name="P25"><text:s text:c="2"/><text:span text:style-name="T15">O</text:span>String s = new_<text:span text:style-name="T15">O</text:span>String();</text:p>
      <text:p text:style-name="P25"><text:s text:c="2"/><text:span text:style-name="T15">Ostring_concatenateChar(s, p-&gt;fisrName);</text:span></text:p>
      <text:p text:style-name="P25"><text:s text:c="2"/><text:span text:style-name="T15">Ostring_concatenateChar(s, ‘’ ‘’);</text:span></text:p>
      <text:p text:style-name="P25"><text:s text:c="2"/><text:span text:style-name="T15">Ostring_concatenateChar(s, p-&gt;lastName);</text:span></text:p>
      <text:p text:style-name="P25"><text:s text:c="2"/><text:span text:style-name="T15">Ostring_concatenateChar(s, ‘’ ‘’);</text:span></text:p>
      <text:p text:style-name="P25"><text:s text:c="2"/><text:span text:style-name="T15">Ostring_concatenateChar(s, Date_toString(p→birthDate));</text:span></text:p>
      <text:p text:style-name="P25"><text:s text:c="2"/><text:span text:style-name="T15">return Ostring_toString(s);</text:span></text:p>
      <text:p text:style-name="P25">}</text:p>
      <text:p text:style-name="P20"/>
      <text:p text:style-name="Text_20_body">Fichier «main.c»</text:p>
      <text:p text:style-name="P22">#include "<text:span text:style-name="T14">person</text:span>.h"</text:p>
      <text:p text:style-name="P22"/>
      <text:p text:style-name="P21">Person p = new_<text:span text:style-name="T13">P</text:span>erson(‘’Pierre’’, ‘’Dupont’’, new_date(18,9,2001));</text:p>
      <text:p text:style-name="P23">fprintf(stdout, ‘’l’age de %s est %i’’, Person_toString(p), Person_getAge(p));</text:p>
      <text:p text:style-name="P23">free_<text:span text:style-name="T13">P</text:span>erson(p);</text:p>
      <text:p text:style-name="P9"/>
      <text:p text:style-name="P9">Les classes Date et OString ne sont pas données (pour l’ins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master-page-name="">
      <loext:graphic-properties draw:fill="none"/>
      <style:paragraph-properties fo:margin-left="2cm" fo:margin-right="2cm" fo:margin-top="0cm" fo:margin-bottom="0cm" loext:contextual-spacing="false" fo:text-indent="0cm" style:auto-text-indent="false" style:page-number="auto" fo:background-color="transparent" fo:padding="0.049cm" fo:border="0.06pt solid #000000" style:shadow="none" style:writing-mode="page"/>
      <style:text-properties style:font-name="Liberation Mono" fo:font-family="'Liberation Mono'" style:font-family-generic="modern" style:font-pitch="fixed" fo:font-size="9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0:05:30.743701729</meta:creation-date>
    <dc:date>2017-10-12T14:39:17.500929934</dc:date>
    <meta:editing-duration>PT2H56M28S</meta:editing-duration>
    <meta:editing-cycles>12</meta:editing-cycles>
    <meta:generator>LibreOffice/5.4.2.2.0$Linux_X86_64 LibreOffice_project/40m0$Build-2</meta:generator>
    <meta:document-statistic meta:table-count="0" meta:image-count="0" meta:object-count="0" meta:page-count="4" meta:paragraph-count="165" meta:word-count="956" meta:character-count="6085" meta:non-whitespace-character-count="5101"/>
  </office:meta>
</office:document-meta>
</file>